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56e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56e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56e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56e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56e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56e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56e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56e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56e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56e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56e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56e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56e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56e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56e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56e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56e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athryn Romary Pereira Ló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72392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arwin Ricardo Lopez De Perei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95094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7.6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2" meta:non-whitespace-character-count="1003"/>
    <meta:template xlink:type="simple" xlink:actuate="onRequest" xlink:title="Normal" xlink:href=""/>
  </office:meta>
</office:document-meta>
</file>